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Andale Mono', 'lucida console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Menlo" fo:font-size="9pt" fo:letter-spacing="normal" fo:font-style="normal" fo:font-weight="normal" officeooo:rsid="001d2642" officeooo:paragraph-rsid="001d2642" style:font-size-asian="9pt" style:font-size-complex="9pt"/>
    </style:style>
    <style:style style:name="P2" style:family="paragraph" style:parent-style-name="Preformatted_20_Text">
      <style:text-properties fo:font-variant="normal" fo:text-transform="none" fo:color="#333333" style:font-name="Menlo" fo:font-size="9pt" fo:letter-spacing="normal" fo:font-style="normal" fo:font-weight="normal" officeooo:rsid="0020e436" officeooo:paragraph-rsid="0020e436" style:font-size-asian="9pt" style:font-size-complex="9pt"/>
    </style:style>
    <style:style style:name="P3" style:family="paragraph" style:parent-style-name="Preformatted_20_Text">
      <style:text-properties fo:font-variant="normal" fo:text-transform="none" fo:color="#333333" style:font-name="Menlo" fo:font-size="9pt" fo:letter-spacing="normal" fo:font-style="normal" fo:font-weight="normal" officeooo:rsid="001db2a9" officeooo:paragraph-rsid="0020e436" style:font-size-asian="7.84999990463257pt" style:font-size-complex="9pt"/>
    </style:style>
    <style:style style:name="P4" style:family="paragraph" style:parent-style-name="Preformatted_20_Text">
      <style:text-properties fo:font-variant="normal" fo:text-transform="none" fo:color="#333333" style:font-name="Menlo" fo:font-size="9pt" fo:letter-spacing="normal" fo:font-style="normal" fo:font-weight="normal" officeooo:rsid="001db2a9" officeooo:paragraph-rsid="0027ed4b" style:font-size-asian="7.84999990463257pt" style:font-size-complex="9pt"/>
    </style:style>
    <style:style style:name="P5" style:family="paragraph" style:parent-style-name="Preformatted_20_Text">
      <style:text-properties fo:font-variant="normal" fo:text-transform="none" fo:color="#333333" style:font-name="Menlo" fo:font-size="12pt" fo:letter-spacing="normal" fo:font-style="normal" fo:font-weight="normal" officeooo:rsid="001d2642" officeooo:paragraph-rsid="001d2642" style:font-size-asian="12pt" style:font-size-complex="12pt"/>
    </style:style>
    <style:style style:name="P6" style:family="paragraph" style:parent-style-name="Preformatted_20_Text">
      <style:text-properties fo:font-variant="normal" fo:text-transform="none" fo:color="#333333" style:font-name="Menlo" fo:font-size="12pt" fo:letter-spacing="normal" fo:font-style="normal" fo:font-weight="normal" officeooo:rsid="001db2a9" officeooo:paragraph-rsid="001db2a9" style:font-size-asian="12pt" style:font-size-complex="12pt"/>
    </style:style>
    <style:style style:name="P7" style:family="paragraph" style:parent-style-name="Preformatted_20_Text">
      <style:text-properties fo:font-variant="normal" fo:text-transform="none" fo:color="#333333" style:font-name="Menlo" fo:font-size="12pt" fo:letter-spacing="normal" fo:font-style="normal" fo:font-weight="normal" officeooo:rsid="001db2a9" officeooo:paragraph-rsid="0020ca8b" style:font-size-asian="12pt" style:font-size-complex="12pt"/>
    </style:style>
    <style:style style:name="P8" style:family="paragraph" style:parent-style-name="Preformatted_20_Text">
      <style:text-properties fo:font-variant="normal" fo:text-transform="none" fo:color="#333333" style:font-name="Menlo" fo:font-size="12pt" fo:letter-spacing="normal" fo:font-style="normal" fo:font-weight="normal" officeooo:rsid="001f790a" officeooo:paragraph-rsid="001f790a" style:font-size-asian="12pt" style:font-size-complex="12pt"/>
    </style:style>
    <style:style style:name="P9" style:family="paragraph" style:parent-style-name="Preformatted_20_Text">
      <style:text-properties fo:font-variant="normal" fo:text-transform="none" fo:color="#333333" style:font-name="Menlo" fo:font-size="12pt" fo:letter-spacing="normal" fo:font-style="normal" fo:font-weight="normal" officeooo:rsid="002614d4" officeooo:paragraph-rsid="002614d4" style:font-size-asian="12pt" style:font-size-complex="12pt"/>
    </style:style>
    <style:style style:name="P10" style:family="paragraph" style:parent-style-name="Preformatted_20_Text">
      <style:text-properties fo:font-variant="normal" fo:text-transform="none" fo:color="#333333" style:font-name="Menlo" fo:font-size="10.5pt" fo:letter-spacing="normal" fo:font-style="normal" fo:font-weight="normal" officeooo:rsid="001f790a" officeooo:paragraph-rsid="001f790a" style:font-size-asian="10.5pt" style:font-size-complex="10.5pt"/>
    </style:style>
    <style:style style:name="P11" style:family="paragraph" style:parent-style-name="Preformatted_20_Text">
      <style:text-properties fo:font-variant="normal" fo:text-transform="none" fo:color="#333333" style:font-name="Menlo" fo:font-size="10.5pt" fo:letter-spacing="normal" fo:font-style="normal" fo:font-weight="normal" officeooo:rsid="0020e436" officeooo:paragraph-rsid="0020e436" style:font-size-asian="10.5pt" style:font-size-complex="10.5pt"/>
    </style:style>
    <style:style style:name="P12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1d2642" officeooo:paragraph-rsid="001d2642" style:font-size-asian="12pt" style:font-size-complex="12pt"/>
    </style:style>
    <style:style style:name="P13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1db2a9" officeooo:paragraph-rsid="0027ed4b" style:font-size-asian="12pt" style:font-size-complex="12pt"/>
    </style:style>
    <style:style style:name="P14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2248d8" officeooo:paragraph-rsid="002248d8" style:font-size-asian="12pt" style:font-size-complex="12pt"/>
    </style:style>
    <style:style style:name="P15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1d2642" officeooo:paragraph-rsid="001d2642" style:font-name-asian="Liberation Serif" style:font-size-asian="12pt" style:font-size-complex="12pt"/>
    </style:style>
    <style:style style:name="P16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1db2a9" officeooo:paragraph-rsid="001db2a9" style:font-name-asian="Liberation Serif" style:font-size-asian="12pt" style:font-size-complex="12pt"/>
    </style:style>
    <style:style style:name="P17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1db2a9" officeooo:paragraph-rsid="001f790a" style:font-name-asian="Liberation Serif" style:font-size-asian="12pt" style:font-size-complex="12pt"/>
    </style:style>
    <style:style style:name="P18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1db2a9" officeooo:paragraph-rsid="0020ca8b" style:font-name-asian="Liberation Serif" style:font-size-asian="12pt" style:font-size-complex="12pt"/>
    </style:style>
    <style:style style:name="P19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2248d8" officeooo:paragraph-rsid="002248d8" style:font-name-asian="Liberation Serif" style:font-size-asian="12pt" style:font-size-complex="12pt"/>
    </style:style>
    <style:style style:name="P20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20ca8b" officeooo:paragraph-rsid="0020ca8b" style:font-name-asian="Liberation Serif" style:font-size-asian="12pt" style:font-size-complex="12pt"/>
    </style:style>
    <style:style style:name="P2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db2a9" officeooo:paragraph-rsid="00259c83" style:font-name-asian="Liberation Serif" style:font-size-asian="12pt" style:font-size-complex="12pt"/>
    </style:style>
    <style:style style:name="P2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b00e6" officeooo:paragraph-rsid="002b00e6" style:font-size-asian="12pt" style:font-size-complex="12pt" loext:padding="0in" loext:border="none"/>
    </style:style>
    <style:style style:name="P2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b00e6" officeooo:paragraph-rsid="002bf7e8" style:font-size-asian="12pt" style:font-size-complex="12pt" loext:padding="0in" loext:border="none"/>
    </style:style>
    <style:style style:name="P2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d2642" officeooo:paragraph-rsid="001d2642" style:font-size-asian="12pt" style:font-size-complex="12pt" loext:padding="0in" loext:border="none"/>
    </style:style>
    <style:style style:name="P25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db2a9" officeooo:paragraph-rsid="001db2a9" style:font-size-asian="12pt" style:font-size-complex="12pt" loext:padding="0in" loext:border="none"/>
    </style:style>
    <style:style style:name="P2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a18db" officeooo:paragraph-rsid="003a18db" style:font-size-asian="12pt" style:font-size-complex="12pt" loext:padding="0in" loext:border="none"/>
    </style:style>
    <style:style style:name="P2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68ab1" officeooo:paragraph-rsid="00368ab1" style:font-size-asian="12pt" style:font-size-complex="12pt" loext:padding="0in" loext:border="none"/>
    </style:style>
    <style:style style:name="P2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973da" officeooo:paragraph-rsid="003973da" style:font-size-asian="12pt" style:font-size-complex="12pt" loext:padding="0in" loext:border="none"/>
    </style:style>
    <style:style style:name="P2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0ca8b" officeooo:paragraph-rsid="0020ca8b" style:font-size-asian="12pt" style:font-size-complex="12pt" loext:padding="0in" loext:border="none"/>
    </style:style>
    <style:style style:name="P3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a18db" officeooo:paragraph-rsid="003a18db" style:font-name-asian="DejaVu Sans Mono" style:font-size-asian="12pt" style:font-size-complex="12pt" loext:padding="0in" loext:border="none"/>
    </style:style>
    <style:style style:name="P3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a18db" officeooo:paragraph-rsid="003c0161" style:font-name-asian="DejaVu Sans Mono" style:font-size-asian="12pt" style:font-size-complex="12pt" loext:padding="0in" loext:border="none"/>
    </style:style>
    <style:style style:name="P32" style:family="paragraph" style:parent-style-name="Preformatted_20_Text">
      <style:text-properties fo:font-variant="normal" fo:text-transform="none" fo:color="#000000" style:font-name="Liberation Serif" fo:font-size="10.5pt" fo:letter-spacing="normal" fo:font-style="normal" fo:font-weight="normal" officeooo:rsid="0020e436" officeooo:paragraph-rsid="003a18db" style:font-size-asian="10.5pt" style:font-size-complex="10.5pt" loext:padding="0in" loext:border="none"/>
    </style:style>
    <style:style style:name="P33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1d2642" officeooo:paragraph-rsid="001d2642" loext:padding="0in" loext:border="none"/>
    </style:style>
    <style:style style:name="P34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1d2642" officeooo:paragraph-rsid="001d2642" style:font-size-asian="9pt" style:font-size-complex="9pt" loext:padding="0in" loext:border="none"/>
    </style:style>
    <style:style style:name="P35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1db2a9" officeooo:paragraph-rsid="001db2a9" style:font-size-asian="9pt" style:font-size-complex="9pt" loext:padding="0in" loext:border="none"/>
    </style:style>
    <style:style style:name="P36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2248d8" officeooo:paragraph-rsid="002248d8" style:font-size-asian="9pt" style:font-size-complex="9pt" loext:padding="0in" loext:border="none"/>
    </style:style>
    <style:style style:name="P37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1d2642" officeooo:paragraph-rsid="001d2642" style:font-size-asian="7.84999990463257pt" style:font-size-complex="9pt" loext:padding="0in" loext:border="none"/>
    </style:style>
    <style:style style:name="P38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24b8f3" officeooo:paragraph-rsid="0024b8f3" style:font-size-asian="7.84999990463257pt" style:font-size-complex="9pt" loext:padding="0in" loext:border="none"/>
    </style:style>
    <style:style style:name="P39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1f790a" officeooo:paragraph-rsid="0020ca8b" style:font-size-asian="7.84999990463257pt" style:font-size-complex="9pt" loext:padding="0in" loext:border="none"/>
    </style:style>
    <style:style style:name="P40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1f790a" officeooo:paragraph-rsid="0027ed4b" style:font-size-asian="7.84999990463257pt" style:font-size-complex="9pt" loext:padding="0in" loext:border="none"/>
    </style:style>
    <style:style style:name="P41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1db2a9" officeooo:paragraph-rsid="0020e436" style:font-size-asian="7.84999990463257pt" style:font-size-complex="9pt" loext:padding="0in" loext:border="none"/>
    </style:style>
    <style:style style:name="P42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20ca8b" officeooo:paragraph-rsid="0020ca8b" style:font-size-asian="7.84999990463257pt" style:font-size-complex="9pt" loext:padding="0in" loext:border="none"/>
    </style:style>
    <style:style style:name="P43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1d2642" officeooo:paragraph-rsid="001d2642" style:font-size-asian="12pt" style:font-size-complex="12pt" loext:padding="0in" loext:border="none"/>
    </style:style>
    <style:style style:name="P44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1db2a9" officeooo:paragraph-rsid="001db2a9" style:font-size-asian="12pt" style:font-size-complex="12pt" loext:padding="0in" loext:border="none"/>
    </style:style>
    <style:style style:name="P45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20ca8b" officeooo:paragraph-rsid="0020ca8b" style:font-size-asian="12pt" style:font-size-complex="12pt" loext:padding="0in" loext:border="none"/>
    </style:style>
    <style:style style:name="P46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20ca8b" officeooo:paragraph-rsid="001f790a" style:font-size-asian="12pt" style:font-size-complex="12pt" loext:padding="0in" loext:border="none"/>
    </style:style>
    <style:style style:name="P47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27ed4b" officeooo:paragraph-rsid="002614d4" style:font-size-asian="12pt" style:font-size-complex="12pt" loext:padding="0in" loext:border="none"/>
    </style:style>
    <style:style style:name="P48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3973da" officeooo:paragraph-rsid="003973da" style:font-size-asian="12pt" style:font-size-complex="12pt" loext:padding="0in" loext:border="none"/>
    </style:style>
    <style:style style:name="P49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3a18db" officeooo:paragraph-rsid="003a18db" style:font-size-asian="12pt" style:font-size-complex="12pt" loext:padding="0in" loext:border="none"/>
    </style:style>
    <style:style style:name="P50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20e436" officeooo:paragraph-rsid="0020e436" style:font-size-asian="10.5pt" style:font-size-complex="10.5pt" loext:padding="0in" loext:border="none"/>
    </style:style>
    <style:style style:name="P51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1f790a" officeooo:paragraph-rsid="001f790a" style:font-size-asian="10.5pt" style:font-size-complex="10.5pt" loext:padding="0in" loext:border="none"/>
    </style:style>
    <style:style style:name="P52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1f790a" officeooo:paragraph-rsid="0027ed4b" style:font-size-asian="10.5pt" style:font-size-complex="10.5pt" loext:padding="0in" loext:border="none"/>
    </style:style>
    <style:style style:name="P53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20ca8b" officeooo:paragraph-rsid="0020ca8b" style:font-size-asian="10.5pt" style:font-size-complex="10.5pt" loext:padding="0in" loext:border="none"/>
    </style:style>
    <style:style style:name="P54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20ca8b" officeooo:paragraph-rsid="001f790a" style:font-size-asian="10.5pt" style:font-size-complex="10.5pt" loext:padding="0in" loext:border="none"/>
    </style:style>
    <style:style style:name="P55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2323bb" officeooo:paragraph-rsid="002323bb" style:font-size-asian="10.5pt" style:font-size-complex="10.5pt" loext:padding="0in" loext:border="none"/>
    </style:style>
    <style:style style:name="P56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2248d8" officeooo:paragraph-rsid="002248d8" style:font-size-asian="10.5pt" style:font-size-complex="10.5pt" loext:padding="0in" loext:border="none"/>
    </style:style>
    <style:style style:name="P57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24b8f3" officeooo:paragraph-rsid="0027ed4b" style:font-size-asian="10.5pt" style:font-size-complex="10.5pt" loext:padding="0in" loext:border="none"/>
    </style:style>
    <style:style style:name="P58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3973da" officeooo:paragraph-rsid="003973da" style:font-size-asian="10.5pt" style:font-size-complex="10.5pt" loext:padding="0in" loext:border="none"/>
    </style:style>
    <style:style style:name="P59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3a18db" officeooo:paragraph-rsid="003a18db" style:font-size-asian="10.5pt" style:font-size-complex="10.5pt" loext:padding="0in" loext:border="none"/>
    </style:style>
    <style:style style:name="P60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2614d4" officeooo:paragraph-rsid="002614d4" style:font-size-asian="10.5pt" style:font-size-complex="10.5pt"/>
    </style:style>
    <style:style style:name="P61" style:family="paragraph" style:parent-style-name="Preformatted_20_Text">
      <style:text-properties fo:font-variant="normal" fo:text-transform="none" fo:color="#000000" style:font-name="DejaVu Sans Mono" fo:font-size="10.5pt" fo:letter-spacing="normal" fo:font-style="normal" fo:font-weight="normal" officeooo:rsid="003a18db" officeooo:paragraph-rsid="003a18db" style:font-name-asian="DejaVu Sans Mono" style:font-size-asian="10.5pt" style:font-size-complex="10.5pt" loext:padding="0in" loext:border="none"/>
    </style:style>
    <style:style style:name="P62" style:family="paragraph" style:parent-style-name="Preformatted_20_Text">
      <style:text-properties fo:font-variant="normal" fo:text-transform="none" fo:color="#000000" style:font-name="DejaVu Sans Mono" fo:font-size="10.5pt" fo:letter-spacing="normal" fo:font-style="normal" fo:font-weight="normal" officeooo:rsid="003f3fcb" officeooo:paragraph-rsid="003f3fcb" style:font-name-asian="DejaVu Sans Mono" style:font-size-asian="10.5pt" style:font-size-complex="10.5pt" loext:padding="0in" loext:border="none"/>
    </style:style>
    <style:style style:name="P63" style:family="paragraph" style:parent-style-name="Preformatted_20_Text">
      <style:text-properties fo:font-variant="normal" fo:text-transform="none" fo:color="#a33e03" style:font-name="Liberation Serif" fo:font-size="12pt" fo:letter-spacing="normal" fo:font-style="normal" fo:font-weight="normal" officeooo:rsid="001f790a" officeooo:paragraph-rsid="001db2a9" style:font-name-asian="Liberation Serif" style:font-size-asian="12pt" style:font-size-complex="12pt" loext:padding="0in" loext:border="none"/>
    </style:style>
    <style:style style:name="P64" style:family="paragraph" style:parent-style-name="Preformatted_20_Text">
      <style:text-properties fo:font-variant="normal" fo:text-transform="none" fo:color="#a33e03" style:font-name="Liberation Serif" fo:font-size="9pt" fo:letter-spacing="normal" fo:font-style="normal" fo:font-weight="normal" officeooo:rsid="0020ca8b" officeooo:paragraph-rsid="0020ca8b" style:font-name-asian="Liberation Serif" style:font-size-asian="7.84999990463257pt" style:font-size-complex="9pt" loext:padding="0in" loext:border="none"/>
    </style:style>
    <style:style style:name="P65" style:family="paragraph" style:parent-style-name="Preformatted_20_Text">
      <style:text-properties fo:font-variant="normal" fo:text-transform="none" fo:color="#a33e03" style:font-name="Menlo" fo:font-size="9pt" fo:letter-spacing="normal" fo:font-style="normal" fo:font-weight="normal" officeooo:rsid="0020ca8b" officeooo:paragraph-rsid="0020ca8b" style:font-size-asian="9pt" style:font-size-complex="9pt" loext:padding="0in" loext:border="none"/>
    </style:style>
    <style:style style:name="P66" style:family="paragraph" style:parent-style-name="Preformatted_20_Text">
      <style:text-properties officeooo:paragraph-rsid="00368ab1"/>
    </style:style>
    <style:style style:name="P67" style:family="paragraph" style:parent-style-name="Standard">
      <style:text-properties officeooo:rsid="001d2642" officeooo:paragraph-rsid="001d2642"/>
    </style:style>
    <style:style style:name="P68" style:family="paragraph" style:parent-style-name="Standard">
      <style:text-properties fo:font-size="12pt" style:font-size-asian="12pt" style:font-size-complex="12pt"/>
    </style:style>
    <style:style style:name="P69" style:family="paragraph" style:parent-style-name="Standard">
      <style:text-properties fo:font-size="12pt" officeooo:rsid="0028d1b4" officeooo:paragraph-rsid="0028d1b4" style:font-size-asian="12pt" style:font-size-complex="12pt"/>
    </style:style>
    <style:style style:name="P70" style:family="paragraph" style:parent-style-name="Standard">
      <style:text-properties fo:font-size="12pt" officeooo:rsid="002b00e6" officeooo:paragraph-rsid="002b00e6" style:font-size-asian="12pt" style:font-size-complex="12pt"/>
    </style:style>
    <style:style style:name="P71" style:family="paragraph" style:parent-style-name="Standard">
      <style:text-properties fo:font-size="12pt" officeooo:rsid="001d2642" officeooo:paragraph-rsid="001d2642" style:font-size-asian="12pt" style:font-size-complex="12pt"/>
    </style:style>
    <style:style style:name="P72" style:family="paragraph" style:parent-style-name="Standard">
      <style:text-properties fo:font-size="10.5pt" officeooo:rsid="0028d1b4" officeooo:paragraph-rsid="0028d1b4" style:font-size-asian="10.5pt" style:font-size-complex="10.5pt"/>
    </style:style>
    <style:style style:name="P73" style:family="paragraph" style:parent-style-name="Standard">
      <style:text-properties officeooo:rsid="002b00e6"/>
    </style:style>
    <style:style style:name="P74" style:family="paragraph" style:parent-style-name="Standard">
      <style:text-properties officeooo:rsid="002b00e6" officeooo:paragraph-rsid="002b00e6"/>
    </style:style>
    <style:style style:name="P75" style:family="paragraph" style:parent-style-name="Standard">
      <style:text-properties officeooo:rsid="002b00e6" officeooo:paragraph-rsid="003781e0"/>
    </style:style>
    <style:style style:name="P76" style:family="paragraph" style:parent-style-name="Standard">
      <style:text-properties style:font-name="Noto Sans CJK SC1" fo:font-size="12pt" officeooo:rsid="002b00e6" officeooo:paragraph-rsid="002b00e6" style:font-name-asian="Noto Sans CJK SC1" style:font-size-asian="12pt" style:font-size-complex="12pt"/>
    </style:style>
    <style:style style:name="P77" style:family="paragraph" style:parent-style-name="Standard">
      <style:text-properties style:font-name="Liberation Serif" fo:font-size="12pt" officeooo:rsid="002b00e6" officeooo:paragraph-rsid="0033ce1a" style:font-name-asian="Noto Sans CJK SC1" style:font-size-asian="12pt" style:font-size-complex="12pt"/>
    </style:style>
    <style:style style:name="P78" style:family="paragraph" style:parent-style-name="Standard">
      <style:text-properties style:font-name="Liberation Serif" fo:font-size="12pt" officeooo:rsid="002b00e6" officeooo:paragraph-rsid="003781e0" style:font-name-asian="Noto Sans CJK SC1" style:font-size-asian="12pt" style:font-size-complex="12pt"/>
    </style:style>
    <style:style style:name="P79" style:family="paragraph" style:parent-style-name="Standard">
      <style:text-properties officeooo:rsid="003781e0" officeooo:paragraph-rsid="003781e0"/>
    </style:style>
    <style:style style:name="P80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24b8f3" officeooo:paragraph-rsid="0027ed4b" style:font-size-asian="9pt" style:font-size-complex="9pt" loext:padding="0in" loext:border="none"/>
    </style:style>
    <style:style style:name="T1" style:family="text">
      <style:text-properties officeooo:rsid="001d2642"/>
    </style:style>
    <style:style style:name="T2" style:family="text">
      <style:text-properties officeooo:rsid="001d2642" loext:padding="0in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0ca8b" style:font-name-asian="Liberation Serif" style:font-size-asian="12pt" style:font-size-complex="12pt" loext:padding="0in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248d8" style:font-name-asian="Liberation Serif" style:font-size-asian="12pt" style:font-size-complex="12pt" loext:padding="0in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3973da" style:font-name-asian="Liberation Serif" style:font-size-asian="12pt" style:font-size-complex="12pt" loext:padding="0in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name-asian="Liberation Serif" style:font-size-asian="12pt" style:font-size-complex="12pt" loext:padding="0in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248d8" fo:background-color="transparent" loext:char-shading-value="0" style:font-name-asian="Liberation Serif" style:font-size-asian="12pt" style:font-size-complex="12pt" loext:padding="0in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0ca8b" fo:background-color="transparent" loext:char-shading-value="0" style:font-name-asian="Liberation Serif" style:font-size-asian="12pt" style:font-size-complex="12pt" loext:padding="0in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68ab1" fo:background-color="transparent" loext:char-shading-value="0" style:font-name-asian="Liberation Serif" style:font-size-asian="12pt" style:font-size-complex="12pt" loext:padding="0in" loext:border="none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fo:background-color="transparent" loext:char-shading-value="0" style:font-name-asian="DejaVu Sans Mono" style:font-size-asian="10.5pt" style:font-size-complex="10.5pt" loext:padding="0in" loext:border="none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368ab1" fo:background-color="transparent" loext:char-shading-value="0" style:font-name-asian="DejaVu Sans Mono" style:font-size-asian="10.5pt" style:font-size-complex="10.5pt" loext:padding="0in" loext:border="none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3973da" fo:background-color="transparent" loext:char-shading-value="0" style:font-name-asian="DejaVu Sans Mono" style:font-size-asian="10.5pt" style:font-size-complex="10.5pt" loext:padding="0in" loext:border="none"/>
    </style:style>
    <style:style style:name="T13" style:family="text">
      <style:text-properties fo:font-variant="normal" fo:text-transform="none" fo:color="#000000" style:font-name="DejaVu Sans Mono" fo:font-size="10.5pt" fo:letter-spacing="normal" fo:font-style="normal" fo:font-weight="normal" officeooo:rsid="00368ab1" fo:background-color="transparent" loext:char-shading-value="0" style:font-name-asian="DejaVu Sans Mono" style:font-size-asian="10.5pt" style:font-size-complex="10.5pt" loext:padding="0in" loext:border="none"/>
    </style:style>
    <style:style style:name="T14" style:family="text">
      <style:text-properties fo:font-variant="normal" fo:text-transform="none" fo:color="#666600" style:font-name="Liberation Serif" fo:font-size="12pt" fo:letter-spacing="normal" fo:font-style="normal" fo:font-weight="normal" fo:background-color="transparent" loext:char-shading-value="0" style:font-name-asian="Liberation Serif" style:font-size-asian="12pt" style:font-size-complex="12pt" loext:padding="0in" loext:border="none"/>
    </style:style>
    <style:style style:name="T15" style:family="text">
      <style:text-properties fo:font-variant="normal" fo:text-transform="none" fo:color="#ce181e" style:font-name="Liberation Serif" fo:font-size="12pt" fo:letter-spacing="normal" fo:font-style="normal" fo:font-weight="normal" fo:background-color="transparent" loext:char-shading-value="0" style:font-name-asian="Liberation Serif" style:font-size-asian="12pt" style:font-size-complex="12pt" loext:padding="0in" loext:border="none"/>
    </style:style>
    <style:style style:name="T16" style:family="text">
      <style:text-properties style:font-name="Noto Sans CJK SC1" style:font-name-asian="Noto Sans CJK SC1"/>
    </style:style>
    <style:style style:name="T17" style:family="text">
      <style:text-properties style:font-name="Noto Sans CJK SC1" officeooo:rsid="002b00e6" style:font-name-asian="Noto Sans CJK SC1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000000" loext:padding="0in" loext:border="none"/>
    </style:style>
    <style:style style:name="T20" style:family="text">
      <style:text-properties fo:color="#000000" style:font-name="Liberation Serif" loext:padding="0in" loext:border="none"/>
    </style:style>
    <style:style style:name="T21" style:family="text">
      <style:text-properties fo:color="#000000" style:font-name="Liberation Serif" officeooo:rsid="003973da" loext:padding="0in" loext:border="none"/>
    </style:style>
    <style:style style:name="T22" style:family="text">
      <style:text-properties fo:color="#000000" officeooo:rsid="001db2a9" loext:padding="0in" loext:border="none"/>
    </style:style>
    <style:style style:name="T23" style:family="text">
      <style:text-properties fo:color="#000000" officeooo:rsid="001f790a" loext:padding="0in" loext:border="none"/>
    </style:style>
    <style:style style:name="T24" style:family="text">
      <style:text-properties fo:color="#000000" officeooo:rsid="0020ca8b" loext:padding="0in" loext:border="none"/>
    </style:style>
    <style:style style:name="T25" style:family="text">
      <style:text-properties fo:color="#000000" officeooo:rsid="002248d8" loext:padding="0in" loext:border="none"/>
    </style:style>
    <style:style style:name="T26" style:family="text">
      <style:text-properties fo:color="#000000" officeooo:rsid="002323bb" loext:padding="0in" loext:border="none"/>
    </style:style>
    <style:style style:name="T27" style:family="text">
      <style:text-properties fo:color="#000000" officeooo:rsid="0027ed4b" loext:padding="0in" loext:border="none"/>
    </style:style>
    <style:style style:name="T28" style:family="text">
      <style:text-properties fo:color="#000000" officeooo:rsid="003973da" loext:padding="0in" loext:border="none"/>
    </style:style>
    <style:style style:name="T29" style:family="text">
      <style:text-properties fo:color="#000000" officeooo:rsid="003a18db" loext:padding="0in" loext:border="none"/>
    </style:style>
    <style:style style:name="T30" style:family="text">
      <style:text-properties loext:padding="0in" loext:border="none"/>
    </style:style>
    <style:style style:name="T31" style:family="text">
      <style:text-properties fo:color="#666600" loext:padding="0in" loext:border="none"/>
    </style:style>
    <style:style style:name="T32" style:family="text">
      <style:text-properties fo:color="#666600" officeooo:rsid="001f790a" loext:padding="0in" loext:border="none"/>
    </style:style>
    <style:style style:name="T33" style:family="text">
      <style:text-properties fo:color="#666600" officeooo:rsid="001d2642" loext:padding="0in" loext:border="none"/>
    </style:style>
    <style:style style:name="T34" style:family="text">
      <style:text-properties fo:color="#006666" loext:padding="0in" loext:border="none"/>
    </style:style>
    <style:style style:name="T35" style:family="text">
      <style:text-properties fo:color="#006666" officeooo:rsid="001d2642" loext:padding="0in" loext:border="none"/>
    </style:style>
    <style:style style:name="T36" style:family="text">
      <style:text-properties fo:color="#a33e03" officeooo:rsid="001db2a9" loext:padding="0in" loext:border="none"/>
    </style:style>
    <style:style style:name="T37" style:family="text">
      <style:text-properties fo:color="#a33e03" officeooo:rsid="001f790a" loext:padding="0in" loext:border="none"/>
    </style:style>
    <style:style style:name="T38" style:family="text">
      <style:text-properties fo:color="#a33e03" loext:padding="0in" loext:border="none"/>
    </style:style>
    <style:style style:name="T39" style:family="text">
      <style:text-properties fo:color="#a33e03" officeooo:rsid="0020e436" loext:padding="0in" loext:border="none"/>
    </style:style>
    <style:style style:name="T40" style:family="text">
      <style:text-properties fo:color="#a33e03" officeooo:rsid="002323bb" loext:padding="0in" loext:border="none"/>
    </style:style>
    <style:style style:name="T41" style:family="text">
      <style:text-properties fo:color="#a33e03" fo:font-size="10.5pt" style:font-size-asian="10.5pt" style:font-size-complex="10.5pt" loext:padding="0in" loext:border="none"/>
    </style:style>
    <style:style style:name="T42" style:family="text">
      <style:text-properties fo:color="#a33e03" fo:font-size="10.5pt" officeooo:rsid="002323bb" style:font-size-asian="10.5pt" style:font-size-complex="10.5pt" loext:padding="0in" loext:border="none"/>
    </style:style>
    <style:style style:name="T43" style:family="text">
      <style:text-properties fo:color="#a33e03" fo:font-size="10.5pt" style:font-name-asian="DejaVu Sans Mono" style:font-size-asian="10.5pt" style:font-size-complex="10.5pt" loext:padding="0in" loext:border="none"/>
    </style:style>
    <style:style style:name="T44" style:family="text">
      <style:text-properties fo:color="#a33e03" fo:font-size="10.5pt" officeooo:rsid="002323bb" style:font-name-asian="DejaVu Sans Mono" style:font-size-asian="10.5pt" style:font-size-complex="10.5pt" loext:padding="0in" loext:border="none"/>
    </style:style>
    <style:style style:name="T45" style:family="text">
      <style:text-properties fo:color="#a33e03" fo:font-size="10.5pt" officeooo:rsid="001f790a" style:font-name-asian="DejaVu Sans Mono" style:font-size-asian="10.5pt" style:font-size-complex="10.5pt" loext:padding="0in" loext:border="none"/>
    </style:style>
    <style:style style:name="T46" style:family="text">
      <style:text-properties fo:color="#a33e03" fo:font-size="10.5pt" officeooo:rsid="001db2a9" style:font-name-asian="DejaVu Sans Mono" style:font-size-asian="10.5pt" style:font-size-complex="10.5pt" loext:padding="0in" loext:border="none"/>
    </style:style>
    <style:style style:name="T47" style:family="text">
      <style:text-properties fo:color="#a33e03" style:font-name="DejaVu Sans Mono" fo:font-size="10.5pt" style:font-name-asian="DejaVu Sans Mono" style:font-size-asian="10.5pt" style:font-size-complex="10.5pt" loext:padding="0in" loext:border="none"/>
    </style:style>
    <style:style style:name="T48" style:family="text">
      <style:text-properties fo:color="#a33e03" style:font-name="DejaVu Sans Mono" fo:font-size="10.5pt" officeooo:rsid="00259c83" style:font-name-asian="DejaVu Sans Mono" style:font-size-asian="10.5pt" style:font-size-complex="10.5pt" loext:padding="0in" loext:border="none"/>
    </style:style>
    <style:style style:name="T49" style:family="text">
      <style:text-properties fo:color="#a33e03" style:font-name="DejaVu Sans Mono" fo:font-size="10.5pt" officeooo:rsid="0033ce1a" style:font-name-asian="DejaVu Sans Mono" style:font-size-asian="10.5pt" style:font-size-complex="10.5pt" loext:padding="0in" loext:border="none"/>
    </style:style>
    <style:style style:name="T50" style:family="text">
      <style:text-properties fo:color="#a33e03" officeooo:rsid="00368ab1" loext:padding="0in" loext:border="none"/>
    </style:style>
    <style:style style:name="T51" style:family="text">
      <style:text-properties fo:color="#a33e03" officeooo:rsid="0045a9d7" loext:padding="0in" loext:border="none"/>
    </style:style>
    <style:style style:name="T52" style:family="text">
      <style:text-properties fo:color="#000088" loext:padding="0in" loext:border="none"/>
    </style:style>
    <style:style style:name="T53" style:family="text">
      <style:text-properties fo:color="#008800" officeooo:rsid="001f790a" loext:padding="0in" loext:border="none"/>
    </style:style>
    <style:style style:name="T54" style:family="text">
      <style:text-properties officeooo:rsid="002a86a9"/>
    </style:style>
    <style:style style:name="T55" style:family="text">
      <style:text-properties officeooo:rsid="002b00e6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size="10.5pt" officeooo:rsid="0036e023" style:font-size-asian="10.5pt" style:font-size-complex="10.5pt"/>
    </style:style>
    <style:style style:name="T58" style:family="text">
      <style:text-properties officeooo:rsid="0036e023"/>
    </style:style>
    <style:style style:name="T59" style:family="text">
      <style:text-properties officeooo:rsid="003973da"/>
    </style:style>
    <style:style style:name="T60" style:family="text">
      <style:text-properties officeooo:rsid="003a18db"/>
    </style:style>
    <style:style style:name="T61" style:family="text">
      <style:text-properties style:font-name="Menlo" officeooo:rsid="003a18db"/>
    </style:style>
    <style:style style:name="T62" style:family="text">
      <style:text-properties officeooo:rsid="003c0161"/>
    </style:style>
    <style:style style:name="T63" style:family="text">
      <style:text-properties officeooo:rsid="003f3f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54">## </text:span><text:span text:style-name="T16">Ubuntu 18.04安裝</text:span><text:span text:style-name="T17">D</text:span><text:span text:style-name="T16">ocker</text:span></text:p>
      <text:p text:style-name="P70">===============================</text:p>
      <text:p text:style-name="P70"/>
      <text:p text:style-name="P69"><text:span text:style-name="T55">1. </text:span>Set up the repository:</text:p>
      <text:p text:style-name="P72"><text:s text:c="7"/><text:span text:style-name="T18">sudo apt-get update</text:span></text:p>
      <text:p text:style-name="P69"><text:s text:c="7"/>sudo apt-get install \</text:p>
      <text:p text:style-name="P69"><text:s text:c="16"/>ca-certificates \</text:p>
      <text:p text:style-name="P69"><text:s text:c="16"/>curl \</text:p>
      <text:p text:style-name="P69"><text:s text:c="16"/>gnupg \</text:p>
      <text:p text:style-name="P69"><text:s text:c="16"/>lsb-release</text:p>
      <text:p text:style-name="P69"/>
      <text:p text:style-name="P69"><text:s text:c="7"/>sudo mkdir -p /etc/apt/keyrings</text:p>
      <text:p text:style-name="P69"><text:s text:c="7"/>curl -fsSL https://download.docker.com/linux/ubuntu/gpg | sudo gpg --dearmor -o /etc/apt/keyrings/docker.gpg</text:p>
      <text:p text:style-name="P69"/>
      <text:p text:style-name="P68"><text:s text:c="6"/>echo \ "deb [arch=$(dpkg --print-architecture) signed-by=/etc/apt/keyrings/docker.gpg] https://download.docker.com/linux/ubuntu \ $(lsb_release -cs) stable" | sudo tee /etc/apt/sources.list.d/docker.list &gt; /dev/null</text:p>
      <text:p text:style-name="Standard"/>
      <text:p text:style-name="Standard"/>
      <text:p text:style-name="P74">================================</text:p>
      <text:p text:style-name="Standard"><text:span text:style-name="T55">2. </text:span>Install Docker Engine:</text:p>
      <text:p text:style-name="Standard"><text:s text:c="6"/>sudo apt-get update</text:p>
      <text:p text:style-name="Standard"><text:s text:c="6"/>sudo apt-get install docker-ce docker-ce-cli containerd.io docker-compose-plugin</text:p>
      <text:p text:style-name="Standard"/>
      <text:p text:style-name="P73"/>
      <text:p text:style-name="P74">=================================</text:p>
      <text:p text:style-name="Standard"><text:span text:style-name="T55">3. </text:span>测试 Docker 是否安装成功</text:p>
      <text:p text:style-name="Standard"><text:s text:c="6"/>sudo docker run hello-world</text:p>
      <text:p text:style-name="Standard"/>
      <text:p text:style-name="Standard"/>
      <text:p text:style-name="P75">=================================</text:p>
      <text:p text:style-name="P79">4. 檢查docker服務器是否啟動</text:p>
      <text:p text:style-name="P79"><text:s text:c="5"/>sudo systemctl status docker</text:p>
      <text:p text:style-name="P79"/>
      <text:p text:style-name="P79"><text:span text:style-name="T60"># </text:span>啟動:</text:p>
      <text:p text:style-name="P79">sudo systemctl start docker</text:p>
      <text:p text:style-name="P79">or</text:p>
      <text:p text:style-name="P79">sudo systemctl restart docker</text:p>
      <text:p text:style-name="P79"/>
      <text:p text:style-name="P79"><text:span text:style-name="T60"># </text:span>停止:</text:p>
      <text:p text:style-name="P79">sudo systemctl stop docker</text:p>
      <text:p text:style-name="P79">sudo systemctl stop docker.socket <text:s/>→ 停止通信</text:p>
      <text:p text:style-name="P74"/>
      <text:p text:style-name="P74"/>
      <text:p text:style-name="P78">=================================</text:p>
      <text:p text:style-name="P78"/>
      <text:p text:style-name="P78"/>
      <text:p text:style-name="P78"/>
      <text:p text:style-name="P78"/>
      <text:p text:style-name="P78"/>
      <text:p text:style-name="P78"/>
      <text:p text:style-name="P76"><text:soft-page-break/>## Docker 安裝 MongoDB</text:p>
      <text:p text:style-name="P77">=================================</text:p>
      <text:p text:style-name="P77"/>
      <text:p text:style-name="Standard"><text:span text:style-name="T1">1. </text:span><text:span text:style-name="T18">查看可用的官方</text:span>MongoDB <text:span text:style-name="T18">版本</text:span></text:p>
      <text:p text:style-name="Standard"><text:a xlink:type="simple" xlink:href="https://hub.docker.com/_/mongo" text:style-name="Internet_20_link" text:visited-style-name="Visited_20_Internet_20_Link">https://hub.docker.com/_/mongo</text:a></text:p>
      <text:p text:style-name="Standard"/>
      <text:p text:style-name="Standard"/>
      <text:p text:style-name="P74">=================================</text:p>
      <text:p text:style-name="P67">2. <text:span text:style-name="T18">取得最新版本的</text:span>MongoDB<text:span text:style-name="T18">映像檔</text:span></text:p>
      <text:p text:style-name="P71"/>
      <text:p text:style-name="P12"><text:span text:style-name="T19">docker pull mongo</text:span><text:span text:style-name="T31">:</text:span><text:span text:style-name="T19">latest</text:span></text:p>
      <text:p text:style-name="P33"/>
      <text:p text:style-name="P33"/>
      <text:p text:style-name="P22">=================================</text:p>
      <text:p text:style-name="P5"><text:span text:style-name="T20">3.</text:span><text:span text:style-name="T19"> 查看本地映像檔</text:span></text:p>
      <text:p text:style-name="P43"/>
      <text:p text:style-name="P24">docker images</text:p>
      <text:p text:style-name="P34"/>
      <text:p text:style-name="P1"/>
      <text:p text:style-name="P22">=================================</text:p>
      <text:p text:style-name="P24">4. 製作/ 運行容器</text:p>
      <text:p text:style-name="P24"/>
      <text:p text:style-name="P32"><text:span text:style-name="T61"># </text:span>方式1:</text:p>
      <text:p text:style-name="P15"><text:span text:style-name="T19">docker run <text:s/></text:span><text:span text:style-name="T31">-</text:span><text:span text:style-name="T19">itd <text:s/></text:span><text:span text:style-name="T31">--</text:span><text:span text:style-name="T19">name <text:s/>mongo_</text:span><text:span text:style-name="T22">db</text:span><text:span text:style-name="T36">(</text:span><text:span text:style-name="T46">容器名稱</text:span><text:span text:style-name="T36">)</text:span><text:span text:style-name="T19"> <text:s/></text:span><text:span text:style-name="T31">-</text:span><text:span text:style-name="T19">p </text:span><text:span text:style-name="T34">27017</text:span><text:span text:style-name="T31">:</text:span><text:span text:style-name="T34">27017</text:span><text:span text:style-name="T36">(port)</text:span><text:span text:style-name="T19"> <text:s/>mongo</text:span><text:span text:style-name="T36">(mongo </text:span><text:span text:style-name="T39">image</text:span><text:span text:style-name="T36">)</text:span><text:span text:style-name="T19"> <text:s/>--auth</text:span></text:p>
      <text:p text:style-name="P37"/>
      <text:p text:style-name="P37"/>
      <text:p text:style-name="P50"><text:span text:style-name="T60"># </text:span>方式2:</text:p>
      <text:p text:style-name="P21">docker run <text:s/>-itd <text:s/>--name mongo_db<text:span text:style-name="T47">(容器名稱)</text:span><text:span text:style-name="T2"> </text:span>-p <text:span text:style-name="T35">27017</text:span><text:span text:style-name="T33">:</text:span><text:span text:style-name="T35">27017</text:span><text:span text:style-name="T38">(port)</text:span> <text:s/></text:p>
      <text:p text:style-name="P21"><text:span text:style-name="T30"><text:s text:c="20"/>-v /mydata/mongo/db:/data/db</text:span><text:span text:style-name="T48">(掛在本地</text:span><text:span text:style-name="T49">mongo</text:span><text:span text:style-name="T48">目錄到容器指定目錄中)</text:span><text:span text:style-name="T30"> </text:span></text:p>
      <text:p text:style-name="P21"><text:span text:style-name="T30"><text:s text:c="20"/>mongo:latest</text:span><text:span text:style-name="T38">(mongo </text:span><text:span text:style-name="T39">image</text:span><text:span text:style-name="T38">)</text:span><text:span text:style-name="T30"> --auth</text:span></text:p>
      <text:p text:style-name="P38"/>
      <text:p text:style-name="P38"/>
      <text:p text:style-name="P23">=================================</text:p>
      <text:p text:style-name="P6"><text:span text:style-name="T20">5.</text:span><text:span text:style-name="T19"> 查看容器狀態</text:span></text:p>
      <text:p text:style-name="P44"/>
      <text:p text:style-name="P25">docker ps -a</text:p>
      <text:p text:style-name="P25"/>
      <text:p text:style-name="P61"># 重啟docker container:</text:p>
      <text:p text:style-name="P30">docker start &lt;container ID&gt;</text:p>
      <text:p text:style-name="P31">docker <text:span text:style-name="T62">re</text:span>start &lt;container ID&gt;</text:p>
      <text:p text:style-name="P61"/>
      <text:p text:style-name="P61"/>
      <text:p text:style-name="P61"># 停止docker container:</text:p>
      <text:p text:style-name="P30">docker stop &lt;container ID&gt;</text:p>
      <text:p text:style-name="P26"/>
      <text:p text:style-name="P26"/>
      <text:p text:style-name="P61"># 移除docker container:</text:p>
      <text:p text:style-name="P30">docker <text:span text:style-name="T62">rm</text:span> &lt;container ID&gt;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3"><text:soft-page-break/>=================================</text:p>
      <text:p text:style-name="P7"><text:span text:style-name="T20">6.</text:span><text:span text:style-name="T19"> 執行創建的容器</text:span><text:span text:style-name="T24">和啟動MongoDB Server</text:span></text:p>
      <text:p text:style-name="P45"/>
      <text:p text:style-name="P51"><text:span text:style-name="T60"># </text:span>預先配置管理員:</text:p>
      <text:p text:style-name="P16"><text:span text:style-name="T19">docker </text:span><text:span text:style-name="T52">exec</text:span><text:span text:style-name="T19"> </text:span><text:span text:style-name="T31">-</text:span><text:span text:style-name="T19">it <text:s/>mongo_</text:span><text:span text:style-name="T23">db</text:span><text:span text:style-name="T37">(</text:span><text:span text:style-name="T45">容器名稱</text:span><text:span text:style-name="T37">)</text:span><text:span text:style-name="T38"> </text:span><text:span text:style-name="T19"><text:s/>mongo</text:span><text:span text:style-name="T37">(mongo </text:span><text:span text:style-name="T51">image</text:span><text:span text:style-name="T37">)</text:span><text:span text:style-name="T19"> <text:s/>admin</text:span><text:span text:style-name="T37">(</text:span><text:span text:style-name="T45">切入管理員配置</text:span><text:span text:style-name="T37">)</text:span></text:p>
      <text:p text:style-name="P63"/>
      <text:p text:style-name="P17"><text:span text:style-name="T28">&gt; </text:span><text:span text:style-name="T23">db</text:span><text:span text:style-name="T32">.</text:span><text:span text:style-name="T23">createUser</text:span><text:span text:style-name="T32">({</text:span><text:span text:style-name="T23">user</text:span><text:span text:style-name="T32">: </text:span><text:span text:style-name="T53">'root'</text:span><text:span text:style-name="T32">,</text:span></text:p>
      <text:p text:style-name="P17"><text:span text:style-name="T32"><text:s text:c="26"/></text:span><text:span text:style-name="T23">pwd</text:span><text:span text:style-name="T32">: </text:span><text:span text:style-name="T53">'80661707'</text:span><text:span text:style-name="T32">,</text:span></text:p>
      <text:p text:style-name="P18"><text:span text:style-name="T32"><text:s text:c="26"/></text:span><text:span text:style-name="T23">roles</text:span><text:span text:style-name="T32">: [{</text:span><text:span text:style-name="T23">role</text:span><text:span text:style-name="T32">: </text:span><text:span text:style-name="T53">'userAdminAnyDatabase'</text:span><text:span text:style-name="T32">,</text:span><text:span text:style-name="T23"> </text:span></text:p>
      <text:p text:style-name="P18"><text:span text:style-name="T23"><text:s text:c="39"/>db</text:span><text:span text:style-name="T32">:</text:span><text:span text:style-name="T23"> </text:span><text:span text:style-name="T53">'admin'</text:span><text:span text:style-name="T32">}, </text:span><text:span text:style-name="T53">"readWriteAnyDatabase", </text:span><text:span text:style-name="T37">"dbAdminAnyDatabase"</text:span><text:span text:style-name="T32">]})</text:span><text:span text:style-name="T23">;</text:span></text:p>
      <text:p text:style-name="P39"/>
      <text:p text:style-name="P52"><text:span text:style-name="T60"># </text:span>驗證:</text:p>
      <text:p text:style-name="P13"><text:span text:style-name="T28">&gt; </text:span><text:span text:style-name="T23">db.auth(</text:span><text:span text:style-name="T37">"root"</text:span><text:span text:style-name="T23">, </text:span><text:span text:style-name="T37">"80661707"</text:span><text:span text:style-name="T23">)</text:span></text:p>
      <text:p text:style-name="P40"/>
      <text:p text:style-name="P40"/>
      <text:p text:style-name="P11"><text:span text:style-name="T23">r</text:span><text:span text:style-name="T19">oles ref:</text:span></text:p>
      <text:p text:style-name="P2">read：允許使用者讀取指定資料庫</text:p>
      <text:p text:style-name="P2"/>
      <text:p text:style-name="P2">readWrite：允許使用者讀寫指定資料庫</text:p>
      <text:p text:style-name="P2"/>
      <text:p text:style-name="P2">dbAdmin：允許使用者在指定資料庫中執行管理函式，如索引建立、刪除，檢視統計或訪問 system.profile</text:p>
      <text:p text:style-name="P2"/>
      <text:p text:style-name="P2">userAdmin：允許使用者向 system.users 集合寫入，可以找指定資料庫裡建立、刪除和管理使用者</text:p>
      <text:p text:style-name="P2"/>
      <text:p text:style-name="P2">clusterAdmin：只在 admin 資料庫中可用，賦予使用者所有分片和複製集相關函式的管理許可權</text:p>
      <text:p text:style-name="P2"/>
      <text:p text:style-name="P2">readAnyDatabase：只在 admin 資料庫中可用，賦予使用者所有資料庫的讀許可權</text:p>
      <text:p text:style-name="P2"/>
      <text:p text:style-name="P2">readWriteAnyDatabase：只在 admin 資料庫中可用，賦予使用者所有資料庫的讀寫許可權</text:p>
      <text:p text:style-name="P2"/>
      <text:p text:style-name="P2">userAdminAnyDatabase：只在 admin 資料庫中可用，賦予使用者所有資料庫的 userAdmin 許可權</text:p>
      <text:p text:style-name="P2"/>
      <text:p text:style-name="P2">dbAdminAnyDatabase：只在 admin 資料庫中可用，賦予使用者所有資料庫的 dbAdmin 許可權</text:p>
      <text:p text:style-name="P2"/>
      <text:p text:style-name="P2">root：只在 admin 資料庫中可用。超級賬號，超級許可權</text:p>
      <text:p text:style-name="P41"/>
      <text:p text:style-name="P3"/>
      <text:p text:style-name="P23">=================================</text:p>
      <text:p text:style-name="P8"><text:span text:style-name="T20">7. </text:span><text:span text:style-name="T24">MongoDB Server 指令</text:span></text:p>
      <text:p text:style-name="P46"/>
      <text:p text:style-name="P10"><text:span text:style-name="T29"># </text:span><text:span text:style-name="T24">顯示所有</text:span><text:span text:style-name="T25">db:</text:span></text:p>
      <text:p text:style-name="P14"><text:span text:style-name="T28">&gt; </text:span><text:span text:style-name="T25">s</text:span><text:span text:style-name="T19">how dbs</text:span></text:p>
      <text:p text:style-name="P42"/>
      <text:p text:style-name="P42"/>
      <text:p text:style-name="P53"><text:span text:style-name="T60"># </text:span>使用資料庫:</text:p>
      <text:p text:style-name="P20"><text:span text:style-name="T28">&gt; </text:span><text:span text:style-name="T19">use <text:s/>eraydb</text:span><text:span text:style-name="T41">(</text:span><text:span text:style-name="T43">資料庫名稱</text:span><text:span text:style-name="T41">)</text:span></text:p>
      <text:p text:style-name="P64"/>
      <text:p text:style-name="P64"/>
      <text:p text:style-name="P62"># 刪除資料庫:</text:p>
      <text:p text:style-name="P29"><text:span text:style-name="T63">&gt; </text:span>db.dropDatabase()</text:p>
      <text:p text:style-name="P65"/>
      <text:p text:style-name="P65"/>
      <text:p text:style-name="P55"><text:span text:style-name="T60"># </text:span>創建集合:</text:p>
      <text:p text:style-name="P19"><text:span text:style-name="T28">&gt; </text:span><text:span text:style-name="T19">db</text:span><text:span text:style-name="T31">.</text:span><text:span text:style-name="T19">createCollection</text:span><text:span text:style-name="T26">(</text:span><text:span text:style-name="T40">“eray_</text:span><text:span text:style-name="T50">data</text:span><text:span text:style-name="T40">”</text:span><text:span text:style-name="T26">)</text:span><text:span text:style-name="T42">(</text:span><text:span text:style-name="T44">集合名稱</text:span><text:span text:style-name="T42">)</text:span></text:p>
      <text:p text:style-name="P36"/>
      <text:p text:style-name="P36"/>
      <text:p text:style-name="P56"><text:span text:style-name="T60"># </text:span>在資料庫搜索:</text:p>
      <text:p text:style-name="P66"><text:span text:style-name="T5">&gt; </text:span><text:span text:style-name="T3">d</text:span><text:span text:style-name="T4">b.eray_db.find(</text:span><text:span text:style-name="Source_20_Text"><text:span text:style-name="T15">&lt;query</text:span></text:span><text:span text:style-name="Source_20_Text"><text:span text:style-name="T10">查詢表示式 </text:span></text:span><text:span text:style-name="Source_20_Text"><text:span text:style-name="T15">&gt;</text:span></text:span><text:span text:style-name="Source_20_Text"><text:span text:style-name="T14">,</text:span></text:span><text:span text:style-name="Source_20_Text"><text:span text:style-name="T6"> </text:span></text:span><text:span text:style-name="Source_20_Text"><text:span text:style-name="T15">&lt;projection </text:span></text:span><text:span text:style-name="Source_20_Text"><text:span text:style-name="T10">指定查詢結果集中需要顯示的欄位</text:span></text:span><text:span text:style-name="Source_20_Text"><text:span text:style-name="T15">&gt;</text:span></text:span><text:span text:style-name="Source_20_Text"><text:span text:style-name="T11">) </text:span></text:span></text:p>
      <text:p text:style-name="P66"><text:span text:style-name="Source_20_Text"><text:span text:style-name="T11"/></text:span></text:p>
      <text:p text:style-name="P66"><text:span text:style-name="Source_20_Text"><text:span text:style-name="T11"/></text:span></text:p>
      <text:p text:style-name="P66"><text:soft-page-break/><text:span text:style-name="Source_20_Text"><text:span text:style-name="T11">ex: <text:s/></text:span></text:span><text:span text:style-name="Source_20_Text"><text:span text:style-name="T12">&gt; <text:s/></text:span></text:span><text:span text:style-name="Source_20_Text"><text:span text:style-name="T8">d</text:span></text:span><text:span text:style-name="Source_20_Text"><text:span text:style-name="T7">b.eray_</text:span></text:span><text:span text:style-name="Source_20_Text"><text:span text:style-name="T9">data</text:span></text:span><text:span text:style-name="Source_20_Text"><text:span text:style-name="T7">.find</text:span></text:span><text:span text:style-name="Source_20_Text"><text:span text:style-name="T9">(</text:span></text:span><text:span text:style-name="Source_20_Text"><text:span text:style-name="T11">{“object_detection”: {$exists: true}}</text:span></text:span><text:span text:style-name="Source_20_Text"><text:span text:style-name="T7">).</text:span></text:span><text:span text:style-name="Source_20_Text"><text:span text:style-name="T9">count() <text:s/>→ </text:span></text:span><text:span text:style-name="Source_20_Text"><text:span text:style-name="T13">計算有object_detection欄位的document數量</text:span></text:span></text:p>
      <text:p text:style-name="P46"/>
      <text:p text:style-name="P27"><text:span text:style-name="T56">ex: </text:span><text:s/><text:span text:style-name="T59">&gt; </text:span>db.eray_data.find({}, {"_id": 0}).limit(5) →<text:span text:style-name="T58"> </text:span><text:span text:style-name="T57">搜尋所有document後只拿前5項，並不顯示”_id”</text:span></text:p>
      <text:p text:style-name="P46"/>
      <text:p text:style-name="P46"/>
      <text:p text:style-name="P58"><text:span text:style-name="T60"># </text:span>離開mongo shell:</text:p>
      <text:p text:style-name="P58">方式1: <text:s/></text:p>
      <text:p text:style-name="P58">&gt; ctrl + c</text:p>
      <text:p text:style-name="P48"/>
      <text:p text:style-name="P58">方式2: <text:s/></text:p>
      <text:p text:style-name="P58">&gt; exit</text:p>
      <text:p text:style-name="P48"/>
      <text:p text:style-name="P59">方式3:</text:p>
      <text:p text:style-name="P59">&gt; db.shutdownServer()</text:p>
      <text:p text:style-name="P49"/>
      <text:p text:style-name="P49"/>
      <text:p text:style-name="P54"><text:span text:style-name="T60"># mongodb</text:span>陣列搜索:</text:p>
      <text:p text:style-name="P54"><text:a xlink:type="simple" xlink:href="https://codertw.com/資料庫/124523/" text:style-name="Internet_20_link" text:visited-style-name="Visited_20_Internet_20_Link">https://codertw.com/%E8%B3%87%E6%96%99%E5%BA%AB/124523/</text:a></text:p>
      <text:p text:style-name="P46"/>
      <text:p text:style-name="P28"/>
      <text:p text:style-name="P23">=================================</text:p>
      <text:p text:style-name="P9"><text:span text:style-name="T21">9</text:span><text:span text:style-name="T20">.</text:span><text:span text:style-name="T19"> </text:span><text:span text:style-name="T29">D</text:span><text:span text:style-name="T27">ocker 指令參考</text:span></text:p>
      <text:p text:style-name="P47"/>
      <text:p text:style-name="P60">Docker 命令大全:</text:p>
      <text:p text:style-name="P4"><text:a xlink:type="simple" xlink:href="https://www.runoob.com/docker/docker-command-manual.html" text:style-name="Internet_20_link" text:visited-style-name="Visited_20_Internet_20_Link"><text:span text:style-name="T27">https://www.runoob.com/docker/docker-command-manual.html</text:span></text:a></text:p>
      <text:p text:style-name="P47"/>
      <text:p text:style-name="P57">docker run參數設定:</text:p>
      <text:p text:style-name="P80">https://www.runoob.com/docker/docker-run-command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Andale Mono', 'lucida console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8T15:13:00.658195946</meta:creation-date>
    <meta:generator>LibreOffice/6.0.7.3$Linux_X86_64 LibreOffice_project/00m0$Build-3</meta:generator>
    <dc:date>2022-09-16T11:43:20.559809408</dc:date>
    <meta:editing-duration>PT2H13M1S</meta:editing-duration>
    <meta:editing-cycles>17</meta:editing-cycles>
    <meta:document-statistic meta:table-count="0" meta:image-count="0" meta:object-count="0" meta:page-count="4" meta:paragraph-count="108" meta:word-count="798" meta:character-count="3536" meta:non-whitespace-character-count="3045"/>
  </office:meta>
</office:document-meta>
</file>